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3"><text:span text:style-name="T1">28.09.2011</text:span> <text:span text:style-name="T1">Версия 0.11 Исправления</text:span></text:p>
      <text:p text:style-name="P4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3"><text:span text:style-name="T1">- возвращены пункты меню по установке времени и даты.</text:span>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4">- в связи с пока еще не полной переделкой временно убраны следующие пункты и подпункты меню теневого сервиса вызываемого по <text:span text:style-name="T2">MAGIC: </text:span></text:p>
      <text:p text:style-name="P4"><text:span text:style-name="T2">&gt;Main menu-Monitor </text:span>(отладчик)<text:span text:style-name="T2">;</text:span></text:p>
      <text:p text:style-name="P3">&gt;Main menu-&gt;Save &amp; load: Compression, ROM disk;</text:p>
      <text:p text:style-name="P3">&gt;Main menu-&gt;Print screen: Printer 1, Printer 2;</text:p>
      <text:p text:style-name="P4"><text:span text:style-name="T2">&gt;Main menu-&gt;Setup-&gt;Time &amp; date </text:span>пункты установки времени и даты.</text:p>
      <text:p text:style-name="P4">- параметры настройки сохраняемые в <text:span text:style-name="T2">CMOS </text:span>и <text:span text:style-name="T2">NVRAM </text:span>уплотнены и сохраняются в <text:span text:style-name="T2">CMOS PentEVO </text:span>в ячейках <text:span text:style-name="T2">#40-#7F. </text:span>Используются не все выделенные ячейки.</text:p>
      <text:p text:style-name="P4">- работа с винчестером переделана для работы встроенного <text:span text:style-name="T2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2">ProfROM BIOS.</text:span></text:p>
      <text:p text:style-name="P4"><text:span text:style-name="T2">- </text:span>тестирование железа по сбросу или включению временно делается всегда.</text:p>
      <text:p text:style-name="P4">- удалены многие коды связанные с работой контроллера <text:span text:style-name="T2">SMUC </text:span>и всего к нему подключаемого. Сам контроллер <text:span text:style-name="T2">SMUC </text:span>не поддерживается.</text:p>
      <text:p text:style-name="P4">- переделано (не полностью) отображение времени и даты в теневом сервисе из-за другого режима счета времени. <text:span text:style-name="T2">ProfROM </text:span>заточен на двоичный счет, в <text:span text:style-name="T2">PentEVO </text:span>часах доступен только двоично-десятичный. По этой причине временно удалена установка часов и даты в меню <text:span text:style-name="T2">Setup.</text:span></text:p>
      <text:p text:style-name="P4">- пока еще не устранена причина пропадания примонтированных дискет с винчестера. Причина кроется в опции <text:span text:style-name="T2">LBA ON. </text:span>Если опция находится в положении <text:span text:style-name="T2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2">CHS <text:s/></text:span>и <text:span text:style-name="T2">LBA </text:span>адресации и недоделанности работы с винчестером в <text:span text:style-name="T2">ProfROM. </text:span>В причинах надо более глубоко разбираться.</text:p>
      <text:p text:style-name="P4">- работа проверялась со старым винчестером на 2 ГБ. Переходник <text:span text:style-name="T2">SD2IDE </text:span>не заработал, возможно таймуаты надо увеличивать.</text:p>
      <text:p text:style-name="P4">- из-за особенности реализации <text:span text:style-name="T2">MAGIC </text:span>на <text:span text:style-name="T2">PentEVO </text:span>возможны проблемы при выходе из теневого сервиса при его вызове из ПЗУ.</text:p>
      <text:p text:style-name="P4">- изменен формат <text:span text:style-name="T2">MAGIC </text:span>файла в связи с сохранением только 128 Кб памяти вместо 256 Кб. Маркер внутри сохраняемого файла сейчас без упаковки «<text:span text:style-name="T2">M</text:span>4» вместо старого <text:span text:style-name="T2">«M3». </text:span>Возможность сохранять с упаковкой будет иметь маркер <text:span text:style-name="T2">«A4» </text:span>вместо «A3». Старые форматы <text:span text:style-name="T2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4T17:02:01.37</meta:creation-date>
    <dc:date>2011-09-28T23:12:11.31</dc:date>
    <meta:editing-duration>PT11H44M51S</meta:editing-duration>
    <meta:editing-cycles>10</meta:editing-cycles>
    <meta:generator>LibreOffice/3.3$Win32 LibreOffice_project/330m19$Build-202</meta:generator>
    <meta:document-statistic meta:table-count="0" meta:image-count="0" meta:object-count="0" meta:page-count="1" meta:paragraph-count="23" meta:word-count="394" meta:character-count="2670"/>
  </office:meta>
</office:document-meta>
</file>